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함초롬돋움" svg:font-family="함초롬돋움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  <style:font-face style:name="함초롬돋움1" svg:font-family="함초롬돋움" style:font-family-generic="system" style:font-pitch="variable"/>
  </office:font-face-decls>
  <office:automatic-styles>
    <style:style style:name="표1" style:family="table">
      <style:table-properties style:width="16.683cm" fo:margin-left="-0.191cm" fo:margin-top="0cm" fo:margin-bottom="0cm" table:align="left" style:writing-mode="lr-tb"/>
    </style:style>
    <style:style style:name="표1.A" style:family="table-column">
      <style:table-column-properties style:column-width="2.905cm"/>
    </style:style>
    <style:style style:name="표1.B" style:family="table-column">
      <style:table-column-properties style:column-width="13.776cm"/>
    </style:style>
    <style:style style:name="표1.1" style:family="table-row">
      <style:table-row-properties style:min-row-height="0.915cm" style:keep-together="true" fo:keep-together="auto"/>
    </style:style>
    <style:style style:name="표1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1.B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표2" style:family="table">
      <style:table-properties style:width="16.683cm" fo:margin-left="-0.191cm" fo:margin-top="0cm" fo:margin-bottom="0cm" table:align="left" style:writing-mode="lr-tb"/>
    </style:style>
    <style:style style:name="표2.A" style:family="table-column">
      <style:table-column-properties style:column-width="2.935cm"/>
    </style:style>
    <style:style style:name="표2.B" style:family="table-column">
      <style:table-column-properties style:column-width="13.746cm"/>
    </style:style>
    <style:style style:name="표2.1" style:family="table-row">
      <style:table-row-properties style:min-row-height="1.436cm" style:keep-together="true" fo:keep-together="auto"/>
    </style:style>
    <style:style style:name="표2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2.2" style:family="table-row">
      <style:table-row-properties style:min-row-height="8.67cm" style:keep-together="true" fo:keep-together="auto"/>
    </style:style>
    <style:style style:name="표2.B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표3" style:family="table">
      <style:table-properties style:width="16.683cm" fo:margin-left="-0.191cm" fo:margin-top="0cm" fo:margin-bottom="0cm" table:align="left" style:writing-mode="lr-tb"/>
    </style:style>
    <style:style style:name="표3.A" style:family="table-column">
      <style:table-column-properties style:column-width="16.683cm"/>
    </style:style>
    <style:style style:name="표3.1" style:family="table-row">
      <style:table-row-properties style:min-row-height="2.387cm" style:keep-together="true" fo:keep-together="auto"/>
    </style:style>
    <style:style style:name="표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맑은 고딕" style:font-name-asian="맑은 고딕1" style:font-name-complex="맑은 고딕1"/>
    </style:style>
    <style:style style:name="P4" style:family="paragraph" style:parent-style-name="Standard">
      <style:paragraph-properties fo:text-align="justify" style:justify-single-word="false"/>
      <style:text-properties style:font-name="맑은 고딕" style:font-name-asian="맑은 고딕1" style:font-name-complex="맑은 고딕1"/>
    </style:style>
    <style:style style:name="P5" style:family="paragraph" style:parent-style-name="Standard">
      <style:paragraph-properties fo:line-height="200%" fo:text-align="justify" style:justify-single-word="false"/>
      <style:text-properties style:font-name="맑은 고딕" style:font-name-asian="맑은 고딕1" style:font-name-complex="맑은 고딕1"/>
    </style:style>
    <style:style style:name="P6" style:family="paragraph" style:parent-style-name="Standard">
      <style:paragraph-properties fo:text-align="center" style:justify-single-word="false"/>
      <style:text-properties style:font-name="맑은 고딕" style:font-name-asian="맑은 고딕1" style:language-asian="ko" style:country-asian="KR" style:font-name-complex="맑은 고딕1"/>
    </style:style>
    <style:style style:name="P7" style:family="paragraph" style:parent-style-name="Standard">
      <style:paragraph-properties fo:line-height="200%" fo:text-align="justify" style:justify-single-word="false"/>
      <style:text-properties style:font-name="맑은 고딕" style:font-name-asian="맑은 고딕1" style:language-asian="ko" style:country-asian="KR" style:font-name-complex="맑은 고딕1"/>
    </style:style>
    <style:style style:name="P8" style:family="paragraph" style:parent-style-name="Standard">
      <style:paragraph-properties fo:text-align="justify" style:justify-single-word="false"/>
      <style:text-properties style:font-name="함초롬돋움" fo:font-size="13pt" fo:font-weight="bold" fo:background-color="#ffffff" style:font-name-asian="함초롬돋움1" style:font-size-asian="13pt" style:font-weight-asian="bold" style:font-name-complex="함초롬돋움1" style:font-size-complex="13pt"/>
    </style:style>
    <style:style style:name="P9" style:family="paragraph" style:parent-style-name="Standard">
      <style:paragraph-properties fo:line-height="200%" fo:text-align="justify" style:justify-single-word="false"/>
    </style:style>
    <style:style style:name="P10" style:family="paragraph" style:parent-style-name="Standard">
      <style:paragraph-properties fo:line-height="160%" fo:text-align="justify" style:justify-single-word="false"/>
    </style:style>
    <style:style style:name="P11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T1" style:family="text">
      <style:text-properties style:font-name="맑은 고딕" fo:font-size="27pt" fo:background-color="#ffffff" style:font-name-asian="맑은 고딕1" style:font-size-asian="27pt" style:font-name-complex="맑은 고딕1" style:font-size-complex="27pt"/>
    </style:style>
    <style:style style:name="T2" style:family="text">
      <style:text-properties style:font-name="맑은 고딕" fo:font-size="13pt" fo:font-weight="bold" fo:background-color="#ffffff" style:font-name-asian="맑은 고딕1" style:font-size-asian="13pt" style:font-weight-asian="bold" style:font-name-complex="맑은 고딕1" style:font-size-complex="13pt"/>
    </style:style>
    <style:style style:name="T3" style:family="text">
      <style:text-properties style:font-name="맑은 고딕" style:font-name-asian="맑은 고딕1" style:font-name-complex="맑은 고딕1"/>
    </style:style>
    <style:style style:name="T4" style:family="text">
      <style:text-properties style:font-name="맑은 고딕" fo:font-size="12pt" fo:font-weight="bold" style:font-name-asian="맑은 고딕1" style:font-size-asian="12pt" style:font-weight-asian="bold" style:font-name-complex="맑은 고딕1" style:font-size-complex="12pt"/>
    </style:style>
    <style:style style:name="T5" style:family="text">
      <style:text-properties style:font-name="맑은 고딕" fo:font-weight="bold" style:font-name-asian="맑은 고딕1" style:font-weight-asian="bold" style:font-name-complex="맑은 고딕1"/>
    </style:style>
    <style:style style:name="T6" style:family="text">
      <style:text-properties style:font-name="함초롬돋움" fo:font-size="27pt" fo:background-color="#ffffff" style:font-name-asian="함초롬돋움1" style:font-size-asian="27pt" style:font-name-complex="함초롬돋움1" style:font-size-complex="27pt"/>
    </style:style>
    <style:style style:name="T7" style:family="text">
      <style:text-properties style:font-name="함초롬돋움" fo:font-size="13pt" fo:font-weight="bold" fo:background-color="#ffffff" style:font-name-asian="함초롬돋움1" style:font-size-asian="13pt" style:font-weight-asian="bold" style:font-name-complex="함초롬돋움1" style:font-size-complex="13pt"/>
    </style:style>
    <style:style style:name="T8" style:family="text">
      <style:text-properties style:font-name="함초롬돋움" fo:font-size="12pt" fo:font-weight="bold" style:font-name-asian="함초롬돋움1" style:font-size-asian="12pt" style:font-weight-asian="bold" style:font-name-complex="함초롬돋움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Bookmark"/><text:span text:style-name="T1">회의록</text:span></text:p>
      <text:p text:style-name="P2"><text:span text:style-name="T7">1. </text:span><text:span text:style-name="T2">회의개요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"><text:span text:style-name="T4">프로젝트팀명</text:span></text:p>
          </table:table-cell>
          <table:table-cell table:style-name="표1.B1" office:value-type="string">
            <text:p text:style-name="P6">효준이와 아이돌</text:p>
            <text:p text:style-name="P6">효준이와 아이들</text:p>
          </table:table-cell>
        </table:table-row>
        <table:table-row table:style-name="표1.1">
          <table:table-cell table:style-name="표1.A1" office:value-type="string">
            <text:p text:style-name="P1"><text:span text:style-name="T4">팀원</text:span></text:p>
          </table:table-cell>
          <table:table-cell table:style-name="표1.B1" office:value-type="string">
            <text:p text:style-name="P6">양세희,유효준,이성훈,김인수</text:p>
          </table:table-cell>
        </table:table-row>
        <table:table-row table:style-name="표1.1">
          <table:table-cell table:style-name="표1.A1" office:value-type="string">
            <text:p text:style-name="P1"><text:span text:style-name="T4">회의명</text:span></text:p>
          </table:table-cell>
          <table:table-cell table:style-name="표1.B1" office:value-type="string">
            <text:p text:style-name="P6">주제선정</text:p>
          </table:table-cell>
        </table:table-row>
        <table:table-row table:style-name="표1.1">
          <table:table-cell table:style-name="표1.A1" office:value-type="string">
            <text:p text:style-name="P1"><text:span text:style-name="T4">회의일자</text:span></text:p>
          </table:table-cell>
          <table:table-cell table:style-name="표1.B1" office:value-type="string">
            <text:p text:style-name="P3">2024년 5월 27일</text:p>
          </table:table-cell>
        </table:table-row>
        <table:table-row table:style-name="표1.1">
          <table:table-cell table:style-name="표1.A1" office:value-type="string">
            <text:p text:style-name="P1"><text:span text:style-name="T4">참석인</text:span></text:p>
          </table:table-cell>
          <table:table-cell table:style-name="표1.B1" office:value-type="string">
            <text:p text:style-name="P6">전원참석</text:p>
          </table:table-cell>
        </table:table-row>
        <table:table-row table:style-name="표1.1">
          <table:table-cell table:style-name="표1.A1" office:value-type="string">
            <text:p text:style-name="P1"><text:span text:style-name="T4">기타</text:span></text:p>
          </table:table-cell>
          <table:table-cell table:style-name="표1.B1" office:value-type="string">
            <text:p text:style-name="P3"/>
          </table:table-cell>
        </table:table-row>
      </table:table>
      <text:p text:style-name="P8"/>
      <text:p text:style-name="P2"><text:span text:style-name="T7">2. </text:span><text:span text:style-name="T2">회의내용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"><text:span text:style-name="T4">제목</text:span></text:p>
          </table:table-cell>
          <table:table-cell table:style-name="표2.A1" office:value-type="string">
            <text:p text:style-name="P1"><text:span text:style-name="T4">내용</text:span></text:p>
          </table:table-cell>
        </table:table-row>
        <table:table-row table:style-name="표2.2">
          <table:table-cell table:style-name="표2.A1" office:value-type="string">
            <text:p text:style-name="P1"><text:span text:style-name="T4">회의내용</text:span></text:p>
            <text:p text:style-name="P1"><text:span text:style-name="T8"><text:s/></text:span><text:span text:style-name="T4">및</text:span><text:span text:style-name="T8"> </text:span></text:p>
            <text:p text:style-name="P1"><text:span text:style-name="T4">결과</text:span></text:p>
          </table:table-cell>
          <table:table-cell table:style-name="표2.B2" office:value-type="string">
            <text:p text:style-name="P9"><text:span text:style-name="T5">회의 내용</text:span></text:p>
            <text:p text:style-name="P7">[조원역할]</text:p>
            <text:p text:style-name="P7">조장: 양세희, 부조장: 김인수, 체육부장: 이성훈, 응원단장: 유효준</text:p>
            <text:p text:style-name="P7">사랑과관심이필요한조원: 유효준,양세희,김인수,이성훈</text:p>
            <text:p text:style-name="P7"/>
            <text:p text:style-name="P7">[발표방법]</text:p>
            <text:p text:style-name="P7">발표자: 미정</text:p>
            <text:p text:style-name="P7"><text:soft-page-break/>[주제선정]</text:p>
            <text:p text:style-name="P7">알바커뮤니티(동네알바, 알바천국, 알바몬)</text:p>
            <text:p text:style-name="P7">[선정이유]</text:p>
            <text:p text:style-name="P7">알바생들간의 알바관련 정보내용공유화위해 공간할당</text:p>
            <text:p text:style-name="P5"/>
            <text:p text:style-name="P9"><text:span text:style-name="T5">결과</text:span></text:p>
            <text:p text:style-name="P5"/>
          </table:table-cell>
        </table:table-row>
      </table:table>
      <text:p text:style-name="P8"/>
      <text:p text:style-name="P2"><text:span text:style-name="T7">3. </text:span><text:span text:style-name="T2">강사의견</text:span></text:p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함초롬돋움" svg:font-family="함초롬돋움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  <style:font-face style:name="함초롬돋움1" svg:font-family="함초롬돋움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바탕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1</meta:initial-creator>
    <meta:editing-cycles>5</meta:editing-cycles>
    <meta:creation-date>2019-07-15T08:18:00</meta:creation-date>
    <dc:date>2024-05-28T17:56:47.36</dc:date>
    <meta:editing-duration>PT3H59M23S</meta:editing-duration>
    <meta:generator>OpenOffice/4.1.15$Win32 OpenOffice.org_project/4115m2$Build-9813</meta:generator>
    <meta:document-statistic meta:table-count="3" meta:image-count="0" meta:object-count="0" meta:page-count="2" meta:paragraph-count="32" meta:word-count="231" meta:character-count="2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